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84mm"/>
    </style:style>
    <style:style style:name="co2" style:family="table-column">
      <style:table-column-properties fo:break-before="auto" style:column-width="51.49mm"/>
    </style:style>
    <style:style style:name="co3" style:family="table-column">
      <style:table-column-properties fo:break-before="auto" style:column-width="97mm"/>
    </style:style>
    <style:style style:name="co4" style:family="table-column">
      <style:table-column-properties fo:break-before="auto" style:column-width="31.03mm"/>
    </style:style>
    <style:style style:name="co5" style:family="table-column">
      <style:table-column-properties fo:break-before="auto" style:column-width="27.08mm"/>
    </style:style>
    <style:style style:name="co6" style:family="table-column">
      <style:table-column-properties fo:break-before="auto" style:column-width="32.4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Feuil5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none" style:diagonal-bl-tr="none" style:diagonal-tl-br="none" fo:border-left="0.74pt solid #969696" fo:padding="0.71mm" fo:border-right="none" style:rotation-align="none" fo:border-top="0.74pt solid #969696"/>
    </style:style>
    <style:style style:name="ce3" style:family="table-cell" style:parent-style-name="Default">
      <style:table-cell-properties fo:border-bottom="none" style:diagonal-bl-tr="none" style:diagonal-tl-br="none" fo:border-left="0.74pt solid #969696" fo:padding="0.71mm" fo:border-right="none" style:rotation-align="none" fo:border-top="0.74pt solid #ffffff"/>
    </style:style>
    <style:style style:name="ce4" style:family="table-cell" style:parent-style-name="Default">
      <style:table-cell-properties fo:border-bottom="0.74pt solid #969696" style:diagonal-bl-tr="none" style:diagonal-tl-br="none" fo:border-left="0.74pt solid #969696" fo:padding="0.71mm" fo:border-right="none" style:rotation-align="none" fo:border-top="0.74pt solid #969696"/>
    </style:style>
    <style:style style:name="ce5" style:family="table-cell" style:parent-style-name="Default">
      <style:table-cell-properties fo:border-bottom="none" style:diagonal-bl-tr="none" style:diagonal-tl-br="none" fo:border-left="0.74pt solid #ffffff" fo:padding="0.71mm" fo:border-right="none" style:rotation-align="none" fo:border-top="0.74pt solid #969696"/>
    </style:style>
    <style:style style:name="ce6" style:family="table-cell" style:parent-style-name="Default">
      <style:table-cell-properties fo:border-bottom="none" style:diagonal-bl-tr="none" style:diagonal-tl-br="none" fo:border-left="0.74pt solid #969696" fo:padding="0.71mm" fo:border-right="none" style:rotation-align="none" fo:border-top="none"/>
    </style:style>
    <style:style style:name="ce7" style:family="table-cell" style:parent-style-name="Default">
      <style:table-cell-properties fo:border-bottom="0.74pt solid #969696" style:diagonal-bl-tr="none" style:diagonal-tl-br="none" fo:border-left="0.74pt solid #ffffff" fo:padding="0.71mm" fo:border-right="none" style:rotation-align="none" fo:border-top="0.74pt solid #969696"/>
    </style:style>
    <style:style style:name="ce8" style:family="table-cell" style:parent-style-name="Default" style:data-style-name="N0">
      <style:table-cell-properties fo:border-bottom="none" style:diagonal-bl-tr="none" style:diagonal-tl-br="none" fo:border-left="0.74pt solid #969696" fo:padding="0.71mm" fo:border-right="none" style:rotation-align="none" fo:border-top="0.74pt solid #969696"/>
    </style:style>
    <style:style style:name="ce9" style:family="table-cell" style:parent-style-name="Default" style:data-style-name="N0">
      <style:table-cell-properties fo:border-bottom="none" style:diagonal-bl-tr="none" style:diagonal-tl-br="none" fo:border-left="0.74pt solid #969696" fo:padding="0.71mm" fo:border-right="none" style:rotation-align="none" fo:border-top="none"/>
    </style:style>
    <style:style style:name="ce10" style:family="table-cell" style:parent-style-name="Default" style:data-style-name="N0">
      <style:table-cell-properties fo:border-bottom="0.74pt solid #969696" style:diagonal-bl-tr="none" style:diagonal-tl-br="none" fo:border-left="0.74pt solid #969696" fo:padding="0.71mm" fo:border-right="none" style:rotation-align="none" fo:border-top="0.74pt solid #969696"/>
    </style:style>
    <style:style style:name="ce1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69696"/>
    </style:style>
    <style:style style:name="ce12" style:family="table-cell" style:parent-style-name="Default" style:data-style-name="N0">
      <style:table-cell-properties fo:border-bottom="none" style:diagonal-bl-tr="none" style:diagonal-tl-br="none" fo:border-left="none" fo:padding="0.71mm" fo:border-right="none" style:rotation-align="none" fo:border-top="0.74pt solid #969696"/>
    </style:style>
    <style:style style:name="ce13" style:family="table-cell" style:parent-style-name="Default" style:data-style-name="N0">
      <style:table-cell-properties fo:padding="0.71mm"/>
    </style:style>
    <style:style style:name="ce14" style:family="table-cell" style:parent-style-name="Default" style:data-style-name="N0">
      <style:table-cell-properties fo:border-bottom="0.74pt solid #969696" style:diagonal-bl-tr="none" style:diagonal-tl-br="none" fo:border-left="none" fo:padding="0.71mm" fo:border-right="none" style:rotation-align="none" fo:border-top="0.74pt solid #969696"/>
    </style:style>
    <style:style style:name="ce15" style:family="table-cell" style:parent-style-name="Default">
      <style:table-cell-properties fo:border-bottom="none" style:diagonal-bl-tr="none" style:diagonal-tl-br="none" fo:border-left="0.74pt solid #ffffff" fo:padding="0.71mm" fo:border-right="0.74pt solid #969696" style:rotation-align="none" fo:border-top="0.74pt solid #969696"/>
    </style:style>
    <style:style style:name="ce16" style:family="table-cell" style:parent-style-name="Default">
      <style:table-cell-properties fo:border-bottom="none" style:diagonal-bl-tr="none" style:diagonal-tl-br="none" fo:border-left="0.74pt solid #969696" fo:padding="0.71mm" fo:border-right="0.74pt solid #969696" style:rotation-align="none" fo:border-top="0.74pt solid #969696"/>
    </style:style>
    <style:style style:name="ce17" style:family="table-cell" style:parent-style-name="Default" style:data-style-name="N0">
      <style:table-cell-properties fo:border-bottom="none" style:diagonal-bl-tr="none" style:diagonal-tl-br="none" fo:border-left="0.74pt solid #969696" fo:padding="0.71mm" fo:border-right="0.74pt solid #969696" style:rotation-align="none" fo:border-top="0.74pt solid #969696"/>
    </style:style>
    <style:style style:name="ce18" style:family="table-cell" style:parent-style-name="Default" style:data-style-name="N0">
      <style:table-cell-properties fo:border-bottom="none" style:diagonal-bl-tr="none" style:diagonal-tl-br="none" fo:border-left="0.74pt solid #969696" fo:padding="0.71mm" fo:border-right="0.74pt solid #969696" style:rotation-align="none" fo:border-top="none"/>
    </style:style>
    <style:style style:name="ce19" style:family="table-cell" style:parent-style-name="Default" style:data-style-name="N0">
      <style:table-cell-properties style:diagonal-bl-tr="none" style:diagonal-tl-br="none" fo:border="0.74pt solid #969696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ombre de Nom du block</text:p>
          </table:table-cell>
          <table:table-cell table:style-name="ce5"/>
          <table:table-cell table:style-name="ce2" office:value-type="string" calcext:value-type="string">
            <text:p>Fichier</text:p>
          </table:table-cell>
          <table:table-cell table:style-name="ce5" table:number-columns-repeated="4"/>
          <table:table-cell table:style-name="ce15"/>
          <table:table-cell table:number-columns-repeated="1016"/>
        </table:table-row>
        <table:table-row table:style-name="ro1">
          <table:table-cell table:style-name="ce2" office:value-type="string" calcext:value-type="string">
            <text:p>Calque</text:p>
          </table:table-cell>
          <table:table-cell table:style-name="ce2" office:value-type="string" calcext:value-type="string">
            <text:p>Nom du block</text:p>
          </table:table-cell>
          <table:table-cell table:style-name="ce2" office:value-type="string" calcext:value-type="string">
            <text:p>116155-Robespierre-Cabestan-Crèche.dwg</text:p>
          </table:table-cell>
          <table:table-cell table:style-name="ce11" office:value-type="string" calcext:value-type="string">
            <text:p>117031-1.dwg</text:p>
          </table:table-cell>
          <table:table-cell table:style-name="ce11" office:value-type="string" calcext:value-type="string">
            <text:p>Fabrique.dwg</text:p>
          </table:table-cell>
          <table:table-cell table:style-name="ce11" office:value-type="string" calcext:value-type="string">
            <text:p>RD16024_RueAlcidedOrbigny.dwg</text:p>
          </table:table-cell>
          <table:table-cell table:style-name="ce11" office:value-type="string" calcext:value-type="string">
            <text:p>RD17012_CPT_VLR.DWG</text:p>
          </table:table-cell>
          <table:table-cell table:style-name="ce16" office:value-type="string" calcext:value-type="string">
            <text:p>Total génér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AFFCAR</text:p>
          </table:table-cell>
          <table:table-cell table:style-name="ce2" office:value-type="string" calcext:value-type="string">
            <text:p>2X048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6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3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5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d05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AFFCAR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AFFREC</text:p>
          </table:table-cell>
          <table:table-cell table:style-name="ce2" office:value-type="string" calcext:value-type="string">
            <text:p>3S065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63</text:p>
          </table:table-cell>
          <table:table-cell table:style-name="ce9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AFFREC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AFFRON</text:p>
          </table:table-cell>
          <table:table-cell table:style-name="ce2" office:value-type="string" calcext:value-type="string">
            <text:p>1X059</text:p>
          </table:table-cell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u01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AFFRON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AV----</text:p>
          </table:table-cell>
          <table:table-cell table:style-name="ce2" office:value-type="string" calcext:value-type="string">
            <text:p>3X051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52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AV----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AVGCRC</text:p>
          </table:table-cell>
          <table:table-cell table:style-name="ce2" office:value-type="string" calcext:value-type="string">
            <text:p>CB009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AVGCRC</text:p>
          </table:table-cell>
          <table:table-cell table:style-name="ce5"/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AV--RC</text:p>
          </table:table-cell>
          <table:table-cell table:style-name="ce2" office:value-type="string" calcext:value-type="string">
            <text:p>CB007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AV--RC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--GC--</text:p>
          </table:table-cell>
          <table:table-cell table:style-name="ce2" office:value-type="string" calcext:value-type="string">
            <text:p>1S065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DX056</text:p>
          </table:table-cell>
          <table:table-cell table:style-name="ce9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X056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X057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S065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57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6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w01</text:p>
          </table:table-cell>
          <table:table-cell table:style-name="ce9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w02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--GC--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--GR--</text:p>
          </table:table-cell>
          <table:table-cell table:style-name="ce2" office:value-type="string" calcext:value-type="string">
            <text:p>2X042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5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1</text:p>
          </table:table-cell>
          <table:table-cell table:style-name="ce9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w01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--GR--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P_P_SENS</text:p>
          </table:table-cell>
          <table:table-cell table:style-name="ce2" office:value-type="string" calcext:value-type="string">
            <text:p>CB0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P_P_SENS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U_P_AFFCAR</text:p>
          </table:table-cell>
          <table:table-cell table:style-name="ce2" office:value-type="string" calcext:value-type="string">
            <text:p>CB013</text:p>
          </table:table-cell>
          <table:table-cell table:style-name="ce8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d06</text:p>
          </table:table-cell>
          <table:table-cell table:style-name="ce9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U_P_AFFCAR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7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SEU_P_AFFRON</text:p>
          </table:table-cell>
          <table:table-cell table:style-name="ce2" office:value-type="string" calcext:value-type="string">
            <text:p>u01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ASSEU_P_AFFRON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IVERS_P_POINT</text:p>
          </table:table-cell>
          <table:table-cell table:style-name="ce2" office:value-type="string" calcext:value-type="string">
            <text:p>1X021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1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2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3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d006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u14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u01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DIVERS_P_POINT</text:p>
          </table:table-cell>
          <table:table-cell table:style-name="ce5"/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U_P_AFFCAR</text:p>
          </table:table-cell>
          <table:table-cell table:style-name="ce2" office:value-type="string" calcext:value-type="string">
            <text:p>CB015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AU_P_AFFCAR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U_P_AFFREC</text:p>
          </table:table-cell>
          <table:table-cell table:style-name="ce2" office:value-type="string" calcext:value-type="string">
            <text:p>CB001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d00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d05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AU_P_AFFREC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U_P_AFFRON</text:p>
          </table:table-cell>
          <table:table-cell table:style-name="ce2" office:value-type="string" calcext:value-type="string">
            <text:p>a001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u014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AU_P_AFFRON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U_P_BCH</text:p>
          </table:table-cell>
          <table:table-cell table:style-name="ce2" office:value-type="string" calcext:value-type="string">
            <text:p>1X111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AU_P_BCH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U_P_BCR</text:p>
          </table:table-cell>
          <table:table-cell table:style-name="ce2" office:value-type="string" calcext:value-type="string">
            <text:p>1X110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12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a00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AU_P_BCR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U_P_PI</text:p>
          </table:table-cell>
          <table:table-cell table:style-name="ce2" office:value-type="string" calcext:value-type="string">
            <text:p>1X117</text:p>
          </table:table-cell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a00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AU_P_PI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CLAI_P_AFFCAR</text:p>
          </table:table-cell>
          <table:table-cell table:style-name="ce2" office:value-type="string" calcext:value-type="string">
            <text:p>CB014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5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CLAI_P_AFFCAR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12" table:number-columns-repeated="4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CLAI_P_APPLIQ</text:p>
          </table:table-cell>
          <table:table-cell table:style-name="ce2" office:value-type="string" calcext:value-type="string">
            <text:p>1X144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CLAI_P_APPLIQ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CLAI_P_SUPPE0</text:p>
          </table:table-cell>
          <table:table-cell table:style-name="ce2" office:value-type="string" calcext:value-type="string">
            <text:p>1X143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l009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CLAI_P_SUPPE0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CLAI_P_SUPPE1</text:p>
          </table:table-cell>
          <table:table-cell table:style-name="ce2" office:value-type="string" calcext:value-type="string">
            <text:p>1X140</text:p>
          </table:table-cell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l00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CLAI_P_SUPPE1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CLAI_P_SUPPE2</text:p>
          </table:table-cell>
          <table:table-cell table:style-name="ce2" office:value-type="string" calcext:value-type="string">
            <text:p>l005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CLAI_P_SUPPE2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C_P_AFFREC</text:p>
          </table:table-cell>
          <table:table-cell table:style-name="ce2" office:value-type="string" calcext:value-type="string">
            <text:p>3X075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e02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d07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LEC_P_AFFREC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C_P_AFFRON</text:p>
          </table:table-cell>
          <table:table-cell table:style-name="ce2" office:value-type="string" calcext:value-type="string">
            <text:p>CB022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LEC_P_AFFRON</text:p>
          </table:table-cell>
          <table:table-cell table:style-name="ce5"/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C_P_SUPEHTA</text:p>
          </table:table-cell>
          <table:table-cell table:style-name="ce2" office:value-type="string" calcext:value-type="string">
            <text:p>e001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e005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L016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LEC_P_SUPEHTA</text:p>
          </table:table-cell>
          <table:table-cell table:style-name="ce5"/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V_P_ARBRE</text:p>
          </table:table-cell>
          <table:table-cell table:style-name="ce2" office:value-type="string" calcext:value-type="string">
            <text:p>1X260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263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266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267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270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2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2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v007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EV_P_ARBRE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EUX_P_SUPF0</text:p>
          </table:table-cell>
          <table:table-cell table:style-name="ce2" office:value-type="string" calcext:value-type="string">
            <text:p>1X150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55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FEUX_P_SUPF0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Z_P_AFFCAR</text:p>
          </table:table-cell>
          <table:table-cell table:style-name="ce2" office:value-type="string" calcext:value-type="string">
            <text:p>1X132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34</text:p>
          </table:table-cell>
          <table:table-cell table:style-name="ce9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X135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2</text:p>
          </table:table-cell>
          <table:table-cell table:style-name="ce9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4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pierrDeFil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GAZ_P_AFFCAR</text:p>
          </table:table-cell>
          <table:table-cell table:style-name="ce5"/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Z_P_AFFREC</text:p>
          </table:table-cell>
          <table:table-cell table:style-name="ce2" office:value-type="string" calcext:value-type="string">
            <text:p>2X136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138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1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d001</text:p>
          </table:table-cell>
          <table:table-cell table:style-name="ce9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d07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GAZ_P_AFFREC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/>
          <table:table-cell table:style-name="ce17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Z_P_AFFRON</text:p>
          </table:table-cell>
          <table:table-cell table:style-name="ce2" office:value-type="string" calcext:value-type="string">
            <text:p>1X130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31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GAZ_P_AFFRON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OD_P_STA</text:p>
          </table:table-cell>
          <table:table-cell table:style-name="ce2" office:value-type="string" calcext:value-type="string">
            <text:p>1X004</text:p>
          </table:table-cell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005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t0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t009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Tcpoint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GEOD_P_STA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DET_P_AFFCAR</text:p>
          </table:table-cell>
          <table:table-cell table:style-name="ce2" office:value-type="string" calcext:value-type="string">
            <text:p>1S070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S071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S077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S078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DX056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DX061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DX067</text:p>
          </table:table-cell>
          <table:table-cell table:style-name="ce9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X067</text:p>
          </table:table-cell>
          <table:table-cell table:style-name="ce9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X068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S077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67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INDET_P_AFFCAR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DET_P_AFFRON</text:p>
          </table:table-cell>
          <table:table-cell table:style-name="ce2" office:value-type="string" calcext:value-type="string">
            <text:p>1X060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INDET_P_AFFRON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BANC</text:p>
          </table:table-cell>
          <table:table-cell table:style-name="ce2" office:value-type="string" calcext:value-type="string">
            <text:p>3X230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23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BANC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CORBEIL</text:p>
          </table:table-cell>
          <table:table-cell table:style-name="ce2" office:value-type="string" calcext:value-type="string">
            <text:p>1X233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2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d05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m020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CORBEIL</text:p>
          </table:table-cell>
          <table:table-cell table:style-name="ce5"/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HORODAT</text:p>
          </table:table-cell>
          <table:table-cell table:style-name="ce2" office:value-type="string" calcext:value-type="string">
            <text:p>1X239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HORODAT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OBSBLOC</text:p>
          </table:table-cell>
          <table:table-cell table:style-name="ce2" office:value-type="string" calcext:value-type="string">
            <text:p>2X242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OBSBLOC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OBSBORNA</text:p>
          </table:table-cell>
          <table:table-cell table:style-name="ce2" office:value-type="string" calcext:value-type="string">
            <text:p>2X241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OBSBORNA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OBSBORNF</text:p>
          </table:table-cell>
          <table:table-cell table:style-name="ce2" office:value-type="string" calcext:value-type="string">
            <text:p>CB022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OBSBORNF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SUPBUSS</text:p>
          </table:table-cell>
          <table:table-cell table:style-name="ce2" office:value-type="string" calcext:value-type="string">
            <text:p>1X238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SUPBUSS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SUPENS1</text:p>
          </table:table-cell>
          <table:table-cell table:style-name="ce2" office:value-type="string" calcext:value-type="string">
            <text:p>1X194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SUPENS1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B_P_SUPENS2</text:p>
          </table:table-cell>
          <table:table-cell table:style-name="ce2" office:value-type="string" calcext:value-type="string">
            <text:p>2X197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5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OB_P_SUPENS2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_P_SUPXET--</text:p>
          </table:table-cell>
          <table:table-cell table:style-name="ce2" office:value-type="string" calcext:value-type="string">
            <text:p>e001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L016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UL_P_SUPXET--</text:p>
          </table:table-cell>
          <table:table-cell table:style-name="ce5"/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_P_SUPX-T--</text:p>
          </table:table-cell>
          <table:table-cell table:style-name="ce2" office:value-type="string" calcext:value-type="string">
            <text:p>e001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e005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MUL_P_SUPX-T--</text:p>
          </table:table-cell>
          <table:table-cell table:style-name="ce5"/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H_P_FDIR</text:p>
          </table:table-cell>
          <table:table-cell table:style-name="ce2" office:value-type="string" calcext:value-type="string">
            <text:p>r027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H_P_FDIR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H_P_PICTO</text:p>
          </table:table-cell>
          <table:table-cell table:style-name="ce2" office:value-type="string" calcext:value-type="string">
            <text:p>2X213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219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H_P_PICTO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H_P_PMR</text:p>
          </table:table-cell>
          <table:table-cell table:style-name="ce2" office:value-type="string" calcext:value-type="string">
            <text:p>1X216</text:p>
          </table:table-cell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H_P_PMR</text:p>
          </table:table-cell>
          <table:table-cell table:style-name="ce5"/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H_P_VELO</text:p>
          </table:table-cell>
          <table:table-cell table:style-name="ce2" office:value-type="string" calcext:value-type="string">
            <text:p>1X217</text:p>
          </table:table-cell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H_P_VELO</text:p>
          </table:table-cell>
          <table:table-cell table:style-name="ce5"/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V_P_D-D</text:p>
          </table:table-cell>
          <table:table-cell table:style-name="ce2" office:value-type="string" calcext:value-type="string">
            <text:p>1X193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X197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5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V_P_D-D</text:p>
          </table:table-cell>
          <table:table-cell table:style-name="ce5"/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V_P_D-DC</text:p>
          </table:table-cell>
          <table:table-cell table:style-name="ce2" office:value-type="string" calcext:value-type="string">
            <text:p>1X190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X200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V_P_D-DC</text:p>
          </table:table-cell>
          <table:table-cell table:style-name="ce5"/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V_P_P-A</text:p>
          </table:table-cell>
          <table:table-cell table:style-name="ce2" office:value-type="string" calcext:value-type="string">
            <text:p>1X180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2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V_P_P-A</text:p>
          </table:table-cell>
          <table:table-cell table:style-name="ce5"/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V_P_P-AB</text:p>
          </table:table-cell>
          <table:table-cell table:style-name="ce2" office:value-type="string" calcext:value-type="string">
            <text:p>1X160</text:p>
          </table:table-cell>
          <table:table-cell table:style-name="ce8"/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81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82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Interdit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Obli-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15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2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3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V_P_P-AB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V_P_P-B</text:p>
          </table:table-cell>
          <table:table-cell table:style-name="ce2" office:value-type="string" calcext:value-type="string">
            <text:p>1X162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63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67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Interdit</text:p>
          </table:table-cell>
          <table:table-cell table:style-name="ce9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3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V_P_P-B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GV_P_P-C</text:p>
          </table:table-cell>
          <table:table-cell table:style-name="ce2" office:value-type="string" calcext:value-type="string">
            <text:p>1X170</text:p>
          </table:table-cell>
          <table:table-cell table:style-name="ce8"/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1X191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r027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SIGV_P_P-C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L_P_AFFCAR</text:p>
          </table:table-cell>
          <table:table-cell table:style-name="ce2" office:value-type="string" calcext:value-type="string">
            <text:p>2DX096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TEL_P_AFFCAR</text:p>
          </table:table-cell>
          <table:table-cell table:style-name="ce5"/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L_P_AFFREC</text:p>
          </table:table-cell>
          <table:table-cell table:style-name="ce2" office:value-type="string" calcext:value-type="string">
            <text:p>2DX090</text:p>
          </table:table-cell>
          <table:table-cell table:style-name="ce8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DX091</text:p>
          </table:table-cell>
          <table:table-cell table:style-name="ce9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2DX092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91</text:p>
          </table:table-cell>
          <table:table-cell table:style-name="ce9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92</text:p>
          </table:table-cell>
          <table:table-cell table:style-name="ce9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93</text:p>
          </table:table-cell>
          <table:table-cell table:style-name="ce9"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94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3X097</text:p>
          </table:table-cell>
          <table:table-cell table:style-name="ce9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4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CB006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d007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d06</text:p>
          </table:table-cell>
          <table:table-cell table:style-name="ce9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d07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gw0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TEL_P_AFFREC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L_P_SUP0</text:p>
          </table:table-cell>
          <table:table-cell table:style-name="ce2" office:value-type="string" calcext:value-type="string">
            <text:p>p001+A213AA216:C240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 TEL_P_SUP0</text:p>
          </table:table-cell>
          <table:table-cell table:style-name="ce5"/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otal général</text:p>
          </table:table-cell>
          <table:table-cell table:style-name="ce7"/>
          <table:table-cell table:style-name="ce10" office:value-type="float" office:value="52" calcext:value-type="float">
            <text:p>5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44" calcext:value-type="float">
            <text:p>44</text:p>
          </table:table-cell>
          <table:table-cell table:style-name="ce19" office:value-type="float" office:value="239" calcext:value-type="float">
            <text:p>239</text:p>
          </table:table-cell>
          <table:table-cell table:number-columns-repeated="1016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2"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5" table:number-columns-repeated="1021" table:default-cell-style-name="Default"/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Calque</text:p>
          </table:table-cell>
          <table:table-cell office:value-type="string" calcext:value-type="string">
            <text:p>Nom du block</text:p>
          </table:table-cell>
          <table:table-cell office:value-type="string" calcext:value-type="string">
            <text:p>Longueur_Initiale</text:p>
          </table:table-cell>
          <table:table-cell office:value-type="string" calcext:value-type="string">
            <text:p>Largeur_Initiale</text:p>
          </table:table-cell>
          <table:table-cell office:value-type="string" calcext:value-type="string">
            <text:p>NouveauNom</text:p>
          </table:table-cell>
          <table:table-cell office:value-type="string" calcext:value-type="string">
            <text:p>Longueur_Finale</text:p>
          </table:table-cell>
          <table:table-cell office:value-type="string" calcext:value-type="string">
            <text:p>Largeur_Finale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Tolér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CB01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CB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CB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gd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CB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CB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CB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CB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CB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AFFCAR</text:p>
          </table:table-cell>
          <table:table-cell office:value-type="string" calcext:value-type="string">
            <text:p>2X0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ASSEP_P_AFFREC</text:p>
          </table:table-cell>
          <table:table-cell office:value-type="string" calcext:value-type="string">
            <text:p>3X0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AFFREC</text:p>
          </table:table-cell>
          <table:table-cell office:value-type="string" calcext:value-type="string">
            <text:p>3S0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AFFREC</text:p>
          </table:table-cell>
          <table:table-cell office:value-type="string" calcext:value-type="string">
            <text:p>3X0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AFFRON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AFFRON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ASSEP_P_AFFRON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ASSEP_P_AFFRON</text:p>
          </table:table-cell>
          <table:table-cell office:value-type="string" calcext:value-type="string">
            <text:p>1X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AFFRON</text:p>
          </table:table-cell>
          <table:table-cell office:value-type="string" calcext:value-type="string">
            <text:p>1X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ASSEP_P_AV----</text:p>
          </table:table-cell>
          <table:table-cell office:value-type="string" calcext:value-type="string">
            <text:p>3X0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ASSEP_P_AV----</text:p>
          </table:table-cell>
          <table:table-cell office:value-type="string" calcext:value-type="string">
            <text:p>3X0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AVGCRC</text:p>
          </table:table-cell>
          <table:table-cell office:value-type="string" calcext:value-type="string">
            <text:p>CB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AV--RC</text:p>
          </table:table-cell>
          <table:table-cell office:value-type="string" calcext:value-type="string">
            <text:p>CB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AV--RC</text:p>
          </table:table-cell>
          <table:table-cell office:value-type="string" calcext:value-type="string">
            <text:p>CB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AV--RC</text:p>
          </table:table-cell>
          <table:table-cell office:value-type="string" calcext:value-type="string">
            <text:p>CB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CB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gw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CB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gw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gw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2DX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2X0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3X0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1S0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2DX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2X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--GC--</text:p>
          </table:table-cell>
          <table:table-cell office:value-type="string" calcext:value-type="string">
            <text:p>3S0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--GR--</text:p>
          </table:table-cell>
          <table:table-cell office:value-type="string" calcext:value-type="string">
            <text:p>CB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--GR--</text:p>
          </table:table-cell>
          <table:table-cell office:value-type="string" calcext:value-type="string">
            <text:p>gw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ASSEP_P_--GR--</text:p>
          </table:table-cell>
          <table:table-cell office:value-type="string" calcext:value-type="string">
            <text:p>CB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ASSEP_P_--GR--</text:p>
          </table:table-cell>
          <table:table-cell office:value-type="string" calcext:value-type="string">
            <text:p>2X0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P_P_SENS</text:p>
          </table:table-cell>
          <table:table-cell office:value-type="string" calcext:value-type="string">
            <text:p>CB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P_P_SENS</text:p>
          </table:table-cell>
          <table:table-cell office:value-type="string" calcext:value-type="string">
            <text:p>CB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U_P_AFFCAR</text:p>
          </table:table-cell>
          <table:table-cell office:value-type="string" calcext:value-type="string">
            <text:p>CB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U_P_AFFCAR</text:p>
          </table:table-cell>
          <table:table-cell office:value-type="string" calcext:value-type="string">
            <text:p>CB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U_P_AFFCAR</text:p>
          </table:table-cell>
          <table:table-cell office:value-type="string" calcext:value-type="string">
            <text:p>CB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U_P_AFFCAR</text:p>
          </table:table-cell>
          <table:table-cell office:value-type="string" calcext:value-type="string">
            <text:p>CB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U_P_AFFCAR</text:p>
          </table:table-cell>
          <table:table-cell office:value-type="string" calcext:value-type="string">
            <text:p>CB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ASSEU_P_AFFCAR</text:p>
          </table:table-cell>
          <table:table-cell office:value-type="string" calcext:value-type="string">
            <text:p>CB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ASSEU_P_AFFCAR</text:p>
          </table:table-cell>
          <table:table-cell office:value-type="string" calcext:value-type="string">
            <text:p>CB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ASSEU_P_AFFCAR</text:p>
          </table:table-cell>
          <table:table-cell office:value-type="string" calcext:value-type="string">
            <text:p>gd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ASSEU_P_AFFRON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ASSEU_P_AFFRON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ASSEU_P_AFFRON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CB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CB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d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gu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CB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CB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CB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DIVERS_P_POINT</text:p>
          </table:table-cell>
          <table:table-cell office:value-type="string" calcext:value-type="string">
            <text:p>1X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AU_P_AFFCAR</text:p>
          </table:table-cell>
          <table:table-cell office:value-type="string" calcext:value-type="string">
            <text:p>CB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AU_P_AFFREC</text:p>
          </table:table-cell>
          <table:table-cell office:value-type="string" calcext:value-type="string">
            <text:p>CB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AU_P_AFFREC</text:p>
          </table:table-cell>
          <table:table-cell office:value-type="string" calcext:value-type="string">
            <text:p>gd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AU_P_AFFREC</text:p>
          </table:table-cell>
          <table:table-cell office:value-type="string" calcext:value-type="string">
            <text:p>d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AU_P_AFFRON</text:p>
          </table:table-cell>
          <table:table-cell office:value-type="string" calcext:value-type="string">
            <text:p>u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AU_P_AFFRON</text:p>
          </table:table-cell>
          <table:table-cell office:value-type="string" calcext:value-type="string">
            <text:p>a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AU_P_BCH</text:p>
          </table:table-cell>
          <table:table-cell office:value-type="string" calcext:value-type="string">
            <text:p>CB0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AU_P_BCH</text:p>
          </table:table-cell>
          <table:table-cell office:value-type="string" calcext:value-type="string">
            <text:p>CB0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EAU_P_BCH</text:p>
          </table:table-cell>
          <table:table-cell office:value-type="string" calcext:value-type="string">
            <text:p>CB0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EAU_P_BCH</text:p>
          </table:table-cell>
          <table:table-cell office:value-type="string" calcext:value-type="string">
            <text:p>1X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AU_P_BCR</text:p>
          </table:table-cell>
          <table:table-cell office:value-type="string" calcext:value-type="string">
            <text:p>a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AU_P_BCR</text:p>
          </table:table-cell>
          <table:table-cell office:value-type="string" calcext:value-type="string">
            <text:p>a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EAU_P_BCR</text:p>
          </table:table-cell>
          <table:table-cell office:value-type="string" calcext:value-type="string">
            <text:p>a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EAU_P_BCR</text:p>
          </table:table-cell>
          <table:table-cell office:value-type="string" calcext:value-type="string">
            <text:p>1X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EAU_P_BCR</text:p>
          </table:table-cell>
          <table:table-cell office:value-type="string" calcext:value-type="string">
            <text:p>1X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AU_P_PI</text:p>
          </table:table-cell>
          <table:table-cell office:value-type="string" calcext:value-type="string">
            <text:p>a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AU_P_PI</text:p>
          </table:table-cell>
          <table:table-cell office:value-type="string" calcext:value-type="string">
            <text:p>a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EAU_P_PI</text:p>
          </table:table-cell>
          <table:table-cell office:value-type="string" calcext:value-type="string">
            <text:p>a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EAU_P_PI</text:p>
          </table:table-cell>
          <table:table-cell office:value-type="string" calcext:value-type="string">
            <text:p>1X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EAU_P_PI</text:p>
          </table:table-cell>
          <table:table-cell office:value-type="string" calcext:value-type="string">
            <text:p>1X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CLAI_P_AFFCAR</text:p>
          </table:table-cell>
          <table:table-cell office:value-type="string" calcext:value-type="string">
            <text:p>CB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CLAI_P_AFFCAR</text:p>
          </table:table-cell>
          <table:table-cell office:value-type="string" calcext:value-type="string">
            <text:p>CB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ECLAI_P_APPLIQ</text:p>
          </table:table-cell>
          <table:table-cell office:value-type="string" calcext:value-type="string">
            <text:p>1X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CLAI_P_SUPPE0</text:p>
          </table:table-cell>
          <table:table-cell office:value-type="string" calcext:value-type="string">
            <text:p>l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ECLAI_P_SUPPE0</text:p>
          </table:table-cell>
          <table:table-cell office:value-type="string" calcext:value-type="string">
            <text:p>1X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CLAI_P_SUPPE1</text:p>
          </table:table-cell>
          <table:table-cell office:value-type="string" calcext:value-type="string">
            <text:p>l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CLAI_P_SUPPE1</text:p>
          </table:table-cell>
          <table:table-cell office:value-type="string" calcext:value-type="string">
            <text:p>l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ECLAI_P_SUPPE1</text:p>
          </table:table-cell>
          <table:table-cell office:value-type="string" calcext:value-type="string">
            <text:p>1X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ECLAI_P_SUPPE1</text:p>
          </table:table-cell>
          <table:table-cell office:value-type="string" calcext:value-type="string">
            <text:p>1X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CLAI_P_SUPPE2</text:p>
          </table:table-cell>
          <table:table-cell office:value-type="string" calcext:value-type="string">
            <text:p>l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LEC_P_AFFREC</text:p>
          </table:table-cell>
          <table:table-cell office:value-type="string" calcext:value-type="string">
            <text:p>e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LEC_P_AFFREC</text:p>
          </table:table-cell>
          <table:table-cell office:value-type="string" calcext:value-type="string">
            <text:p>gd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LEC_P_AFFREC</text:p>
          </table:table-cell>
          <table:table-cell office:value-type="string" calcext:value-type="string">
            <text:p>e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ELEC_P_AFFREC</text:p>
          </table:table-cell>
          <table:table-cell office:value-type="string" calcext:value-type="string">
            <text:p>E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ELEC_P_AFFREC</text:p>
          </table:table-cell>
          <table:table-cell office:value-type="string" calcext:value-type="string">
            <text:p>3X0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LEC_P_AFFRON</text:p>
          </table:table-cell>
          <table:table-cell office:value-type="string" calcext:value-type="string">
            <text:p>CB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LEC_P_SUPEHTA</text:p>
          </table:table-cell>
          <table:table-cell office:value-type="string" calcext:value-type="string">
            <text:p>e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LEC_P_SUPEHTA</text:p>
          </table:table-cell>
          <table:table-cell office:value-type="string" calcext:value-type="string">
            <text:p>e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LEC_P_SUPEHTA</text:p>
          </table:table-cell>
          <table:table-cell office:value-type="string" calcext:value-type="string">
            <text:p>L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CB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CB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CB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CB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v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1X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1X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1X2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1X2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EV_P_ARBRE</text:p>
          </table:table-cell>
          <table:table-cell office:value-type="string" calcext:value-type="string">
            <text:p>1X2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FEUX_P_SUPF0</text:p>
          </table:table-cell>
          <table:table-cell office:value-type="string" calcext:value-type="string">
            <text:p>1X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FEUX_P_SUPF0</text:p>
          </table:table-cell>
          <table:table-cell office:value-type="string" calcext:value-type="string">
            <text:p>1X1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GAZ_P_AFFCAR</text:p>
          </table:table-cell>
          <table:table-cell office:value-type="string" calcext:value-type="string">
            <text:p>CB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GAZ_P_AFFCAR</text:p>
          </table:table-cell>
          <table:table-cell office:value-type="string" calcext:value-type="string">
            <text:p>CB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GAZ_P_AFFCAR</text:p>
          </table:table-cell>
          <table:table-cell office:value-type="string" calcext:value-type="string">
            <text:p>CB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GAZ_P_AFFCAR</text:p>
          </table:table-cell>
          <table:table-cell office:value-type="string" calcext:value-type="string">
            <text:p>1X1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GAZ_P_AFFCAR</text:p>
          </table:table-cell>
          <table:table-cell office:value-type="string" calcext:value-type="string">
            <text:p>1X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GAZ_P_AFFCAR</text:p>
          </table:table-cell>
          <table:table-cell office:value-type="string" calcext:value-type="string">
            <text:p>1X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GAZ_P_AFFCAR</text:p>
          </table:table-cell>
          <table:table-cell office:value-type="string" calcext:value-type="string">
            <text:p>2X1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GAZ_P_AFFCAR</text:p>
          </table:table-cell>
          <table:table-cell office:value-type="string" calcext:value-type="string">
            <text:p>pierrDeF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GAZ_P_AFFREC</text:p>
          </table:table-cell>
          <table:table-cell office:value-type="string" calcext:value-type="string">
            <text:p>CB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GAZ_P_AFFREC</text:p>
          </table:table-cell>
          <table:table-cell office:value-type="string" calcext:value-type="string">
            <text:p>CB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GAZ_P_AFFREC</text:p>
          </table:table-cell>
          <table:table-cell office:value-type="string" calcext:value-type="string">
            <text:p>CB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GAZ_P_AFFREC</text:p>
          </table:table-cell>
          <table:table-cell office:value-type="string" calcext:value-type="string">
            <text:p>gd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GAZ_P_AFFREC</text:p>
          </table:table-cell>
          <table:table-cell office:value-type="string" calcext:value-type="string">
            <text:p>CB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GAZ_P_AFFREC</text:p>
          </table:table-cell>
          <table:table-cell office:value-type="string" calcext:value-type="string">
            <text:p>D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GAZ_P_AFFREC</text:p>
          </table:table-cell>
          <table:table-cell office:value-type="string" calcext:value-type="string">
            <text:p>2X1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GAZ_P_AFFREC</text:p>
          </table:table-cell>
          <table:table-cell office:value-type="string" calcext:value-type="string">
            <text:p>3X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GAZ_P_AFFRON</text:p>
          </table:table-cell>
          <table:table-cell office:value-type="string" calcext:value-type="string">
            <text:p>1X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GAZ_P_AFFRON</text:p>
          </table:table-cell>
          <table:table-cell office:value-type="string" calcext:value-type="string">
            <text:p>1X1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t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Tcpo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t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t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Tcpo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T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TCPO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1X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1X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GEOD_P_STA</text:p>
          </table:table-cell>
          <table:table-cell office:value-type="string" calcext:value-type="string">
            <text:p>1X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2DX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2X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3X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1S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1S0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1S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1S0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2DX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2DX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2DX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2X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2X0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INDET_P_AFFCAR</text:p>
          </table:table-cell>
          <table:table-cell office:value-type="string" calcext:value-type="string">
            <text:p>3S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INDET_P_AFFRON</text:p>
          </table:table-cell>
          <table:table-cell office:value-type="string" calcext:value-type="string">
            <text:p>1X0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MOB_P_BANC</text:p>
          </table:table-cell>
          <table:table-cell office:value-type="string" calcext:value-type="string">
            <text:p>CB0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MOB_P_BANC</text:p>
          </table:table-cell>
          <table:table-cell office:value-type="string" calcext:value-type="string">
            <text:p>3X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MOB_P_CORBEIL</text:p>
          </table:table-cell>
          <table:table-cell office:value-type="string" calcext:value-type="string">
            <text:p>CB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MOB_P_CORBEIL</text:p>
          </table:table-cell>
          <table:table-cell office:value-type="string" calcext:value-type="string">
            <text:p>gd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MOB_P_CORBEIL</text:p>
          </table:table-cell>
          <table:table-cell office:value-type="string" calcext:value-type="string">
            <text:p>m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MOB_P_CORBEIL</text:p>
          </table:table-cell>
          <table:table-cell office:value-type="string" calcext:value-type="string">
            <text:p>CB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MOB_P_CORBEIL</text:p>
          </table:table-cell>
          <table:table-cell office:value-type="string" calcext:value-type="string">
            <text:p>1X2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MOB_P_HORODAT</text:p>
          </table:table-cell>
          <table:table-cell office:value-type="string" calcext:value-type="string">
            <text:p>1X2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MOB_P_OBSBLOC</text:p>
          </table:table-cell>
          <table:table-cell office:value-type="string" calcext:value-type="string">
            <text:p>2X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MOB_P_OBSBORNA</text:p>
          </table:table-cell>
          <table:table-cell office:value-type="string" calcext:value-type="string">
            <text:p>2X2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MOB_P_OBSBORNF</text:p>
          </table:table-cell>
          <table:table-cell office:value-type="string" calcext:value-type="string">
            <text:p>CB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MOB_P_OBSBORNF</text:p>
          </table:table-cell>
          <table:table-cell office:value-type="string" calcext:value-type="string">
            <text:p>CB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MOB_P_SUPBUSS</text:p>
          </table:table-cell>
          <table:table-cell office:value-type="string" calcext:value-type="string">
            <text:p>1X2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MOB_P_SUPENS1</text:p>
          </table:table-cell>
          <table:table-cell office:value-type="string" calcext:value-type="string">
            <text:p>1X1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MOB_P_SUPENS2</text:p>
          </table:table-cell>
          <table:table-cell office:value-type="string" calcext:value-type="string">
            <text:p>r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MOB_P_SUPENS2</text:p>
          </table:table-cell>
          <table:table-cell office:value-type="string" calcext:value-type="string">
            <text:p>2X1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MUL_P_SUPXET--</text:p>
          </table:table-cell>
          <table:table-cell office:value-type="string" calcext:value-type="string">
            <text:p>e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MUL_P_SUPXET--</text:p>
          </table:table-cell>
          <table:table-cell office:value-type="string" calcext:value-type="string">
            <text:p>L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MUL_P_SUPX-T--</text:p>
          </table:table-cell>
          <table:table-cell office:value-type="string" calcext:value-type="string">
            <text:p>e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MUL_P_SUPX-T--</text:p>
          </table:table-cell>
          <table:table-cell office:value-type="string" calcext:value-type="string">
            <text:p>e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SIGH_P_FDIR</text:p>
          </table:table-cell>
          <table:table-cell office:value-type="string" calcext:value-type="string">
            <text:p>r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H_P_PICTO</text:p>
          </table:table-cell>
          <table:table-cell office:value-type="string" calcext:value-type="string">
            <text:p>2X2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H_P_PICTO</text:p>
          </table:table-cell>
          <table:table-cell office:value-type="string" calcext:value-type="string">
            <text:p>3X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H_P_PMR</text:p>
          </table:table-cell>
          <table:table-cell office:value-type="string" calcext:value-type="string">
            <text:p>1X2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SIGH_P_PMR</text:p>
          </table:table-cell>
          <table:table-cell office:value-type="string" calcext:value-type="string">
            <text:p>1X2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H_P_VELO</text:p>
          </table:table-cell>
          <table:table-cell office:value-type="string" calcext:value-type="string">
            <text:p>1X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SIGH_P_VELO</text:p>
          </table:table-cell>
          <table:table-cell office:value-type="string" calcext:value-type="string">
            <text:p>1X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D-D</text:p>
          </table:table-cell>
          <table:table-cell office:value-type="string" calcext:value-type="string">
            <text:p>r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D-D</text:p>
          </table:table-cell>
          <table:table-cell office:value-type="string" calcext:value-type="string">
            <text:p>1X1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SIGV_P_D-D</text:p>
          </table:table-cell>
          <table:table-cell office:value-type="string" calcext:value-type="string">
            <text:p>2X1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D-DC</text:p>
          </table:table-cell>
          <table:table-cell office:value-type="string" calcext:value-type="string">
            <text:p>2X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SIGV_P_D-DC</text:p>
          </table:table-cell>
          <table:table-cell office:value-type="string" calcext:value-type="string">
            <text:p>1X1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A</text:p>
          </table:table-cell>
          <table:table-cell office:value-type="string" calcext:value-type="string">
            <text:p>r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A</text:p>
          </table:table-cell>
          <table:table-cell office:value-type="string" calcext:value-type="string">
            <text:p>r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P-A</text:p>
          </table:table-cell>
          <table:table-cell office:value-type="string" calcext:value-type="string">
            <text:p>1X1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r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Inter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Obli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R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r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r0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1X1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1X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SIGV_P_P-AB</text:p>
          </table:table-cell>
          <table:table-cell office:value-type="string" calcext:value-type="string">
            <text:p>1X1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SIGV_P_P-B</text:p>
          </table:table-cell>
          <table:table-cell office:value-type="string" calcext:value-type="string">
            <text:p>r0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SIGV_P_P-B</text:p>
          </table:table-cell>
          <table:table-cell office:value-type="string" calcext:value-type="string">
            <text:p>Inter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P-B</text:p>
          </table:table-cell>
          <table:table-cell office:value-type="string" calcext:value-type="string">
            <text:p>1X1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P-B</text:p>
          </table:table-cell>
          <table:table-cell office:value-type="string" calcext:value-type="string">
            <text:p>1X1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P-B</text:p>
          </table:table-cell>
          <table:table-cell office:value-type="string" calcext:value-type="string">
            <text:p>1X1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SIGV_P_P-C</text:p>
          </table:table-cell>
          <table:table-cell office:value-type="string" calcext:value-type="string">
            <text:p>R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C</text:p>
          </table:table-cell>
          <table:table-cell office:value-type="string" calcext:value-type="string">
            <text:p>R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SIGV_P_P-C</text:p>
          </table:table-cell>
          <table:table-cell office:value-type="string" calcext:value-type="string">
            <text:p>r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P-C</text:p>
          </table:table-cell>
          <table:table-cell office:value-type="string" calcext:value-type="string">
            <text:p>1X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SIGV_P_P-C</text:p>
          </table:table-cell>
          <table:table-cell office:value-type="string" calcext:value-type="string">
            <text:p>1X1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SIGV_P_P-C</text:p>
          </table:table-cell>
          <table:table-cell office:value-type="string" calcext:value-type="string">
            <text:p>1X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TEL_P_AFFCAR</text:p>
          </table:table-cell>
          <table:table-cell office:value-type="string" calcext:value-type="string">
            <text:p>2DX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6155-Robespierre-Cabestan-Crèche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d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gd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gw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CB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brique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gd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2DX0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2DX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2DX0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3X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3X0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3X0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6024_RueAlcidedOrbigny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3X0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2DX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3X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3X0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17012_CPT_VLR.DWG</text:p>
          </table:table-cell>
          <table:table-cell office:value-type="string" calcext:value-type="string">
            <text:p>TEL_P_AFFREC</text:p>
          </table:table-cell>
          <table:table-cell office:value-type="string" calcext:value-type="string">
            <text:p>3X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7031-1.dwg</text:p>
          </table:table-cell>
          <table:table-cell office:value-type="string" calcext:value-type="string">
            <text:p>TEL_P_SUP0</text:p>
          </table:table-cell>
          <table:table-cell office:value-type="string" calcext:value-type="string">
            <text:p>p001+A213AA216:C240</text:p>
          </table:table-cell>
          <table:table-cell table:number-columns-repeated="1021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Feuil5.$A$1" table:cell-range-address="$Feuil1.$A$1:.$C$240"/>
        </table:named-expressions>
      </table:table>
      <table:named-expressions/>
      <table:database-ranges>
        <table:database-range table:name="__Anonymous_Sheet_DB__1" table:target-range-address="Feuil1.A1:Feuil1.C240" table:display-filter-buttons="true"/>
      </table:database-ranges>
      <table:data-pilot-tables>
        <table:data-pilot-table table:name="Tableau croisé dynamique4" table:application-data="" table:target-range-address="Feuil5.A3:Feuil5.H244" table:buttons="Feuil5.A4 Feuil5.B4 Feuil5.C3" table:ignore-empty-rows="true" table:identify-categories="true" table:show-filter-button="false" table:header-grid-layout="true">
          <table:source-cell-range table:cell-range-address="Feuil1.A1:Feuil1.C240"/>
          <table:data-pilot-field table:source-field-name="Calqu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SSEP_P_AFFCAR" table:display="true" table:show-details="true"/>
                <table:data-pilot-member table:name="ASSEP_P_AFFREC" table:display="true" table:show-details="true"/>
                <table:data-pilot-member table:name="ASSEP_P_AFFRON" table:display="true" table:show-details="true"/>
                <table:data-pilot-member table:name="ASSEP_P_AV----" table:display="true" table:show-details="true"/>
                <table:data-pilot-member table:name="ASSEP_P_AVGCRC" table:display="true" table:show-details="true"/>
                <table:data-pilot-member table:name="ASSEP_P_AV--RC" table:display="true" table:show-details="true"/>
                <table:data-pilot-member table:name="ASSEP_P_--GC--" table:display="true" table:show-details="true"/>
                <table:data-pilot-member table:name="ASSEP_P_--GR--" table:display="true" table:show-details="true"/>
                <table:data-pilot-member table:name="ASSEP_P_SENS" table:display="true" table:show-details="true"/>
                <table:data-pilot-member table:name="ASSEU_P_AFFCAR" table:display="true" table:show-details="true"/>
                <table:data-pilot-member table:name="ASSEU_P_AFFRON" table:display="true" table:show-details="true"/>
                <table:data-pilot-member table:name="DIVERS_P_POINT" table:display="true" table:show-details="true"/>
                <table:data-pilot-member table:name="EAU_P_AFFCAR" table:display="true" table:show-details="true"/>
                <table:data-pilot-member table:name="EAU_P_AFFREC" table:display="true" table:show-details="true"/>
                <table:data-pilot-member table:name="EAU_P_AFFRON" table:display="true" table:show-details="true"/>
                <table:data-pilot-member table:name="EAU_P_BCH" table:display="true" table:show-details="true"/>
                <table:data-pilot-member table:name="EAU_P_BCR" table:display="true" table:show-details="true"/>
                <table:data-pilot-member table:name="EAU_P_PI" table:display="true" table:show-details="true"/>
                <table:data-pilot-member table:name="ECLAI_P_AFFCAR" table:display="true" table:show-details="true"/>
                <table:data-pilot-member table:name="ECLAI_P_APPLIQ" table:display="true" table:show-details="true"/>
                <table:data-pilot-member table:name="ECLAI_P_SUPPE0" table:display="true" table:show-details="true"/>
                <table:data-pilot-member table:name="ECLAI_P_SUPPE1" table:display="true" table:show-details="true"/>
                <table:data-pilot-member table:name="ECLAI_P_SUPPE2" table:display="true" table:show-details="true"/>
                <table:data-pilot-member table:name="ELEC_P_AFFREC" table:display="true" table:show-details="true"/>
                <table:data-pilot-member table:name="ELEC_P_AFFRON" table:display="true" table:show-details="true"/>
                <table:data-pilot-member table:name="ELEC_P_SUPEHTA" table:display="true" table:show-details="true"/>
                <table:data-pilot-member table:name="EV_P_ARBRE" table:display="true" table:show-details="true"/>
                <table:data-pilot-member table:name="FEUX_P_SUPF0" table:display="true" table:show-details="true"/>
                <table:data-pilot-member table:name="GAZ_P_AFFCAR" table:display="true" table:show-details="true"/>
                <table:data-pilot-member table:name="GAZ_P_AFFREC" table:display="true" table:show-details="true"/>
                <table:data-pilot-member table:name="GAZ_P_AFFRON" table:display="true" table:show-details="true"/>
                <table:data-pilot-member table:name="GEOD_P_STA" table:display="true" table:show-details="true"/>
                <table:data-pilot-member table:name="INDET_P_AFFCAR" table:display="true" table:show-details="true"/>
                <table:data-pilot-member table:name="INDET_P_AFFRON" table:display="true" table:show-details="true"/>
                <table:data-pilot-member table:name="MOB_P_BANC" table:display="true" table:show-details="true"/>
                <table:data-pilot-member table:name="MOB_P_CORBEIL" table:display="true" table:show-details="true"/>
                <table:data-pilot-member table:name="MOB_P_HORODAT" table:display="true" table:show-details="true"/>
                <table:data-pilot-member table:name="MOB_P_OBSBLOC" table:display="true" table:show-details="true"/>
                <table:data-pilot-member table:name="MOB_P_OBSBORNA" table:display="true" table:show-details="true"/>
                <table:data-pilot-member table:name="MOB_P_OBSBORNF" table:display="true" table:show-details="true"/>
                <table:data-pilot-member table:name="MOB_P_SUPBUSS" table:display="true" table:show-details="true"/>
                <table:data-pilot-member table:name="MOB_P_SUPENS1" table:display="true" table:show-details="true"/>
                <table:data-pilot-member table:name="MOB_P_SUPENS2" table:display="true" table:show-details="true"/>
                <table:data-pilot-member table:name="MUL_P_SUPXET--" table:display="true" table:show-details="true"/>
                <table:data-pilot-member table:name="MUL_P_SUPX-T--" table:display="true" table:show-details="true"/>
                <table:data-pilot-member table:name="SIGH_P_FDIR" table:display="true" table:show-details="true"/>
                <table:data-pilot-member table:name="SIGH_P_PICTO" table:display="true" table:show-details="true"/>
                <table:data-pilot-member table:name="SIGH_P_PMR" table:display="true" table:show-details="true"/>
                <table:data-pilot-member table:name="SIGH_P_VELO" table:display="true" table:show-details="true"/>
                <table:data-pilot-member table:name="SIGV_P_D-D" table:display="true" table:show-details="true"/>
                <table:data-pilot-member table:name="SIGV_P_D-DC" table:display="true" table:show-details="true"/>
                <table:data-pilot-member table:name="SIGV_P_P-A" table:display="true" table:show-details="true"/>
                <table:data-pilot-member table:name="SIGV_P_P-AB" table:display="true" table:show-details="true"/>
                <table:data-pilot-member table:name="SIGV_P_P-B" table:display="true" table:show-details="true"/>
                <table:data-pilot-member table:name="SIGV_P_P-C" table:display="true" table:show-details="true"/>
                <table:data-pilot-member table:name="TEL_P_AFFCAR" table:display="true" table:show-details="true"/>
                <table:data-pilot-member table:name="TEL_P_AFFREC" table:display="true" table:show-details="true"/>
                <table:data-pilot-member table:name="TEL_P_SUP0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om du block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S065" table:display="true" table:show-details="true"/>
                <table:data-pilot-member table:name="1S070" table:display="true" table:show-details="true"/>
                <table:data-pilot-member table:name="1S071" table:display="true" table:show-details="true"/>
                <table:data-pilot-member table:name="1S077" table:display="true" table:show-details="true"/>
                <table:data-pilot-member table:name="1S078" table:display="true" table:show-details="true"/>
                <table:data-pilot-member table:name="1X004" table:display="true" table:show-details="true"/>
                <table:data-pilot-member table:name="1X005" table:display="true" table:show-details="true"/>
                <table:data-pilot-member table:name="1X021" table:display="true" table:show-details="true"/>
                <table:data-pilot-member table:name="1X059" table:display="true" table:show-details="true"/>
                <table:data-pilot-member table:name="1X060" table:display="true" table:show-details="true"/>
                <table:data-pilot-member table:name="1X110" table:display="true" table:show-details="true"/>
                <table:data-pilot-member table:name="1X111" table:display="true" table:show-details="true"/>
                <table:data-pilot-member table:name="1X112" table:display="true" table:show-details="true"/>
                <table:data-pilot-member table:name="1X117" table:display="true" table:show-details="true"/>
                <table:data-pilot-member table:name="1X130" table:display="true" table:show-details="true"/>
                <table:data-pilot-member table:name="1X131" table:display="true" table:show-details="true"/>
                <table:data-pilot-member table:name="1X132" table:display="true" table:show-details="true"/>
                <table:data-pilot-member table:name="1X134" table:display="true" table:show-details="true"/>
                <table:data-pilot-member table:name="1X140" table:display="true" table:show-details="true"/>
                <table:data-pilot-member table:name="1X143" table:display="true" table:show-details="true"/>
                <table:data-pilot-member table:name="1X144" table:display="true" table:show-details="true"/>
                <table:data-pilot-member table:name="1X150" table:display="true" table:show-details="true"/>
                <table:data-pilot-member table:name="1X155" table:display="true" table:show-details="true"/>
                <table:data-pilot-member table:name="1X160" table:display="true" table:show-details="true"/>
                <table:data-pilot-member table:name="1X162" table:display="true" table:show-details="true"/>
                <table:data-pilot-member table:name="1X163" table:display="true" table:show-details="true"/>
                <table:data-pilot-member table:name="1X167" table:display="true" table:show-details="true"/>
                <table:data-pilot-member table:name="1X170" table:display="true" table:show-details="true"/>
                <table:data-pilot-member table:name="1X180" table:display="true" table:show-details="true"/>
                <table:data-pilot-member table:name="1X181" table:display="true" table:show-details="true"/>
                <table:data-pilot-member table:name="1X182" table:display="true" table:show-details="true"/>
                <table:data-pilot-member table:name="1X190" table:display="true" table:show-details="true"/>
                <table:data-pilot-member table:name="1X191" table:display="true" table:show-details="true"/>
                <table:data-pilot-member table:name="1X193" table:display="true" table:show-details="true"/>
                <table:data-pilot-member table:name="1X194" table:display="true" table:show-details="true"/>
                <table:data-pilot-member table:name="1X216" table:display="true" table:show-details="true"/>
                <table:data-pilot-member table:name="1X217" table:display="true" table:show-details="true"/>
                <table:data-pilot-member table:name="1X233" table:display="true" table:show-details="true"/>
                <table:data-pilot-member table:name="1X238" table:display="true" table:show-details="true"/>
                <table:data-pilot-member table:name="1X239" table:display="true" table:show-details="true"/>
                <table:data-pilot-member table:name="1X260" table:display="true" table:show-details="true"/>
                <table:data-pilot-member table:name="1X263" table:display="true" table:show-details="true"/>
                <table:data-pilot-member table:name="1X266" table:display="true" table:show-details="true"/>
                <table:data-pilot-member table:name="1X267" table:display="true" table:show-details="true"/>
                <table:data-pilot-member table:name="1X270" table:display="true" table:show-details="true"/>
                <table:data-pilot-member table:name="2DX056" table:display="true" table:show-details="true"/>
                <table:data-pilot-member table:name="2DX061" table:display="true" table:show-details="true"/>
                <table:data-pilot-member table:name="2DX067" table:display="true" table:show-details="true"/>
                <table:data-pilot-member table:name="2DX090" table:display="true" table:show-details="true"/>
                <table:data-pilot-member table:name="2DX091" table:display="true" table:show-details="true"/>
                <table:data-pilot-member table:name="2DX092" table:display="true" table:show-details="true"/>
                <table:data-pilot-member table:name="2DX096" table:display="true" table:show-details="true"/>
                <table:data-pilot-member table:name="2X042" table:display="true" table:show-details="true"/>
                <table:data-pilot-member table:name="2X048" table:display="true" table:show-details="true"/>
                <table:data-pilot-member table:name="2X056" table:display="true" table:show-details="true"/>
                <table:data-pilot-member table:name="2X057" table:display="true" table:show-details="true"/>
                <table:data-pilot-member table:name="2X067" table:display="true" table:show-details="true"/>
                <table:data-pilot-member table:name="2X068" table:display="true" table:show-details="true"/>
                <table:data-pilot-member table:name="2X135" table:display="true" table:show-details="true"/>
                <table:data-pilot-member table:name="2X136" table:display="true" table:show-details="true"/>
                <table:data-pilot-member table:name="2X197" table:display="true" table:show-details="true"/>
                <table:data-pilot-member table:name="2X200" table:display="true" table:show-details="true"/>
                <table:data-pilot-member table:name="2X213" table:display="true" table:show-details="true"/>
                <table:data-pilot-member table:name="2X241" table:display="true" table:show-details="true"/>
                <table:data-pilot-member table:name="2X242" table:display="true" table:show-details="true"/>
                <table:data-pilot-member table:name="3S065" table:display="true" table:show-details="true"/>
                <table:data-pilot-member table:name="3S077" table:display="true" table:show-details="true"/>
                <table:data-pilot-member table:name="3X051" table:display="true" table:show-details="true"/>
                <table:data-pilot-member table:name="3X052" table:display="true" table:show-details="true"/>
                <table:data-pilot-member table:name="3X057" table:display="true" table:show-details="true"/>
                <table:data-pilot-member table:name="3X063" table:display="true" table:show-details="true"/>
                <table:data-pilot-member table:name="3X067" table:display="true" table:show-details="true"/>
                <table:data-pilot-member table:name="3X075" table:display="true" table:show-details="true"/>
                <table:data-pilot-member table:name="3X091" table:display="true" table:show-details="true"/>
                <table:data-pilot-member table:name="3X092" table:display="true" table:show-details="true"/>
                <table:data-pilot-member table:name="3X093" table:display="true" table:show-details="true"/>
                <table:data-pilot-member table:name="3X094" table:display="true" table:show-details="true"/>
                <table:data-pilot-member table:name="3X097" table:display="true" table:show-details="true"/>
                <table:data-pilot-member table:name="3X138" table:display="true" table:show-details="true"/>
                <table:data-pilot-member table:name="3X219" table:display="true" table:show-details="true"/>
                <table:data-pilot-member table:name="3X230" table:display="true" table:show-details="true"/>
                <table:data-pilot-member table:name="a001" table:display="true" table:show-details="true"/>
                <table:data-pilot-member table:name="a005" table:display="true" table:show-details="true"/>
                <table:data-pilot-member table:name="CB001" table:display="true" table:show-details="true"/>
                <table:data-pilot-member table:name="CB002" table:display="true" table:show-details="true"/>
                <table:data-pilot-member table:name="CB003" table:display="true" table:show-details="true"/>
                <table:data-pilot-member table:name="CB004" table:display="true" table:show-details="true"/>
                <table:data-pilot-member table:name="CB005" table:display="true" table:show-details="true"/>
                <table:data-pilot-member table:name="CB006" table:display="true" table:show-details="true"/>
                <table:data-pilot-member table:name="CB007" table:display="true" table:show-details="true"/>
                <table:data-pilot-member table:name="CB008" table:display="true" table:show-details="true"/>
                <table:data-pilot-member table:name="CB009" table:display="true" table:show-details="true"/>
                <table:data-pilot-member table:name="CB011" table:display="true" table:show-details="true"/>
                <table:data-pilot-member table:name="CB012" table:display="true" table:show-details="true"/>
                <table:data-pilot-member table:name="CB013" table:display="true" table:show-details="true"/>
                <table:data-pilot-member table:name="CB014" table:display="true" table:show-details="true"/>
                <table:data-pilot-member table:name="CB015" table:display="true" table:show-details="true"/>
                <table:data-pilot-member table:name="CB018" table:display="true" table:show-details="true"/>
                <table:data-pilot-member table:name="CB019" table:display="true" table:show-details="true"/>
                <table:data-pilot-member table:name="CB020" table:display="true" table:show-details="true"/>
                <table:data-pilot-member table:name="CB022" table:display="true" table:show-details="true"/>
                <table:data-pilot-member table:name="CB023" table:display="true" table:show-details="true"/>
                <table:data-pilot-member table:name="CB024" table:display="true" table:show-details="true"/>
                <table:data-pilot-member table:name="CB025" table:display="true" table:show-details="true"/>
                <table:data-pilot-member table:name="d001" table:display="true" table:show-details="true"/>
                <table:data-pilot-member table:name="d006" table:display="true" table:show-details="true"/>
                <table:data-pilot-member table:name="d007" table:display="true" table:show-details="true"/>
                <table:data-pilot-member table:name="e001" table:display="true" table:show-details="true"/>
                <table:data-pilot-member table:name="e005" table:display="true" table:show-details="true"/>
                <table:data-pilot-member table:name="e020" table:display="true" table:show-details="true"/>
                <table:data-pilot-member table:name="gd05" table:display="true" table:show-details="true"/>
                <table:data-pilot-member table:name="gd06" table:display="true" table:show-details="true"/>
                <table:data-pilot-member table:name="gd07" table:display="true" table:show-details="true"/>
                <table:data-pilot-member table:name="gu14" table:display="true" table:show-details="true"/>
                <table:data-pilot-member table:name="gw01" table:display="true" table:show-details="true"/>
                <table:data-pilot-member table:name="gw02" table:display="true" table:show-details="true"/>
                <table:data-pilot-member table:name="Interdit" table:display="true" table:show-details="true"/>
                <table:data-pilot-member table:name="l003" table:display="true" table:show-details="true"/>
                <table:data-pilot-member table:name="l005" table:display="true" table:show-details="true"/>
                <table:data-pilot-member table:name="l009" table:display="true" table:show-details="true"/>
                <table:data-pilot-member table:name="L016" table:display="true" table:show-details="true"/>
                <table:data-pilot-member table:name="m020" table:display="true" table:show-details="true"/>
                <table:data-pilot-member table:name="Obli-1" table:display="true" table:show-details="true"/>
                <table:data-pilot-member table:name="p001+A213AA216:C240" table:display="true" table:show-details="true"/>
                <table:data-pilot-member table:name="pierrDeFil" table:display="true" table:show-details="true"/>
                <table:data-pilot-member table:name="R015" table:display="true" table:show-details="true"/>
                <table:data-pilot-member table:name="R020" table:display="true" table:show-details="true"/>
                <table:data-pilot-member table:name="r021" table:display="true" table:show-details="true"/>
                <table:data-pilot-member table:name="r022" table:display="true" table:show-details="true"/>
                <table:data-pilot-member table:name="r023" table:display="true" table:show-details="true"/>
                <table:data-pilot-member table:name="r025" table:display="true" table:show-details="true"/>
                <table:data-pilot-member table:name="r027" table:display="true" table:show-details="true"/>
                <table:data-pilot-member table:name="t003" table:display="true" table:show-details="true"/>
                <table:data-pilot-member table:name="t009" table:display="true" table:show-details="true"/>
                <table:data-pilot-member table:name="Tcpoint" table:display="true" table:show-details="true"/>
                <table:data-pilot-member table:name="u014" table:display="true" table:show-details="true"/>
                <table:data-pilot-member table:name="v007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chier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16155-Robespierre-Cabestan-Crèche.dwg" table:display="true" table:show-details="true"/>
                <table:data-pilot-member table:name="117031-1.dwg" table:display="true" table:show-details="true"/>
                <table:data-pilot-member table:name="Fabrique.dwg" table:display="true" table:show-details="true"/>
                <table:data-pilot-member table:name="RD16024_RueAlcidedOrbigny.dwg" table:display="true" table:show-details="true"/>
                <table:data-pilot-member table:name="RD17012_CPT_VLR.DWG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om du block" tableooo:display-name="Nombre de Nom du block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S065" table:display="true" table:show-details="true"/>
                <table:data-pilot-member table:name="1S070" table:display="true" table:show-details="true"/>
                <table:data-pilot-member table:name="1S071" table:display="true" table:show-details="true"/>
                <table:data-pilot-member table:name="1S077" table:display="true" table:show-details="true"/>
                <table:data-pilot-member table:name="1S078" table:display="true" table:show-details="true"/>
                <table:data-pilot-member table:name="1X004" table:display="true" table:show-details="true"/>
                <table:data-pilot-member table:name="1X005" table:display="true" table:show-details="true"/>
                <table:data-pilot-member table:name="1X021" table:display="true" table:show-details="true"/>
                <table:data-pilot-member table:name="1X059" table:display="true" table:show-details="true"/>
                <table:data-pilot-member table:name="1X060" table:display="true" table:show-details="true"/>
                <table:data-pilot-member table:name="1X110" table:display="true" table:show-details="true"/>
                <table:data-pilot-member table:name="1X111" table:display="true" table:show-details="true"/>
                <table:data-pilot-member table:name="1X112" table:display="true" table:show-details="true"/>
                <table:data-pilot-member table:name="1X117" table:display="true" table:show-details="true"/>
                <table:data-pilot-member table:name="1X130" table:display="true" table:show-details="true"/>
                <table:data-pilot-member table:name="1X131" table:display="true" table:show-details="true"/>
                <table:data-pilot-member table:name="1X132" table:display="true" table:show-details="true"/>
                <table:data-pilot-member table:name="1X134" table:display="true" table:show-details="true"/>
                <table:data-pilot-member table:name="1X140" table:display="true" table:show-details="true"/>
                <table:data-pilot-member table:name="1X143" table:display="true" table:show-details="true"/>
                <table:data-pilot-member table:name="1X144" table:display="true" table:show-details="true"/>
                <table:data-pilot-member table:name="1X150" table:display="true" table:show-details="true"/>
                <table:data-pilot-member table:name="1X155" table:display="true" table:show-details="true"/>
                <table:data-pilot-member table:name="1X160" table:display="true" table:show-details="true"/>
                <table:data-pilot-member table:name="1X162" table:display="true" table:show-details="true"/>
                <table:data-pilot-member table:name="1X163" table:display="true" table:show-details="true"/>
                <table:data-pilot-member table:name="1X167" table:display="true" table:show-details="true"/>
                <table:data-pilot-member table:name="1X170" table:display="true" table:show-details="true"/>
                <table:data-pilot-member table:name="1X180" table:display="true" table:show-details="true"/>
                <table:data-pilot-member table:name="1X181" table:display="true" table:show-details="true"/>
                <table:data-pilot-member table:name="1X182" table:display="true" table:show-details="true"/>
                <table:data-pilot-member table:name="1X190" table:display="true" table:show-details="true"/>
                <table:data-pilot-member table:name="1X191" table:display="true" table:show-details="true"/>
                <table:data-pilot-member table:name="1X193" table:display="true" table:show-details="true"/>
                <table:data-pilot-member table:name="1X194" table:display="true" table:show-details="true"/>
                <table:data-pilot-member table:name="1X216" table:display="true" table:show-details="true"/>
                <table:data-pilot-member table:name="1X217" table:display="true" table:show-details="true"/>
                <table:data-pilot-member table:name="1X233" table:display="true" table:show-details="true"/>
                <table:data-pilot-member table:name="1X238" table:display="true" table:show-details="true"/>
                <table:data-pilot-member table:name="1X239" table:display="true" table:show-details="true"/>
                <table:data-pilot-member table:name="1X260" table:display="true" table:show-details="true"/>
                <table:data-pilot-member table:name="1X263" table:display="true" table:show-details="true"/>
                <table:data-pilot-member table:name="1X266" table:display="true" table:show-details="true"/>
                <table:data-pilot-member table:name="1X267" table:display="true" table:show-details="true"/>
                <table:data-pilot-member table:name="1X270" table:display="true" table:show-details="true"/>
                <table:data-pilot-member table:name="2DX056" table:display="true" table:show-details="true"/>
                <table:data-pilot-member table:name="2DX061" table:display="true" table:show-details="true"/>
                <table:data-pilot-member table:name="2DX067" table:display="true" table:show-details="true"/>
                <table:data-pilot-member table:name="2DX090" table:display="true" table:show-details="true"/>
                <table:data-pilot-member table:name="2DX091" table:display="true" table:show-details="true"/>
                <table:data-pilot-member table:name="2DX092" table:display="true" table:show-details="true"/>
                <table:data-pilot-member table:name="2DX096" table:display="true" table:show-details="true"/>
                <table:data-pilot-member table:name="2X042" table:display="true" table:show-details="true"/>
                <table:data-pilot-member table:name="2X048" table:display="true" table:show-details="true"/>
                <table:data-pilot-member table:name="2X056" table:display="true" table:show-details="true"/>
                <table:data-pilot-member table:name="2X057" table:display="true" table:show-details="true"/>
                <table:data-pilot-member table:name="2X067" table:display="true" table:show-details="true"/>
                <table:data-pilot-member table:name="2X068" table:display="true" table:show-details="true"/>
                <table:data-pilot-member table:name="2X135" table:display="true" table:show-details="true"/>
                <table:data-pilot-member table:name="2X136" table:display="true" table:show-details="true"/>
                <table:data-pilot-member table:name="2X197" table:display="true" table:show-details="true"/>
                <table:data-pilot-member table:name="2X200" table:display="true" table:show-details="true"/>
                <table:data-pilot-member table:name="2X213" table:display="true" table:show-details="true"/>
                <table:data-pilot-member table:name="2X241" table:display="true" table:show-details="true"/>
                <table:data-pilot-member table:name="2X242" table:display="true" table:show-details="true"/>
                <table:data-pilot-member table:name="3S065" table:display="true" table:show-details="true"/>
                <table:data-pilot-member table:name="3S077" table:display="true" table:show-details="true"/>
                <table:data-pilot-member table:name="3X051" table:display="true" table:show-details="true"/>
                <table:data-pilot-member table:name="3X052" table:display="true" table:show-details="true"/>
                <table:data-pilot-member table:name="3X057" table:display="true" table:show-details="true"/>
                <table:data-pilot-member table:name="3X063" table:display="true" table:show-details="true"/>
                <table:data-pilot-member table:name="3X067" table:display="true" table:show-details="true"/>
                <table:data-pilot-member table:name="3X075" table:display="true" table:show-details="true"/>
                <table:data-pilot-member table:name="3X091" table:display="true" table:show-details="true"/>
                <table:data-pilot-member table:name="3X092" table:display="true" table:show-details="true"/>
                <table:data-pilot-member table:name="3X093" table:display="true" table:show-details="true"/>
                <table:data-pilot-member table:name="3X094" table:display="true" table:show-details="true"/>
                <table:data-pilot-member table:name="3X097" table:display="true" table:show-details="true"/>
                <table:data-pilot-member table:name="3X138" table:display="true" table:show-details="true"/>
                <table:data-pilot-member table:name="3X219" table:display="true" table:show-details="true"/>
                <table:data-pilot-member table:name="3X230" table:display="true" table:show-details="true"/>
                <table:data-pilot-member table:name="a001" table:display="true" table:show-details="true"/>
                <table:data-pilot-member table:name="a005" table:display="true" table:show-details="true"/>
                <table:data-pilot-member table:name="CB001" table:display="true" table:show-details="true"/>
                <table:data-pilot-member table:name="CB002" table:display="true" table:show-details="true"/>
                <table:data-pilot-member table:name="CB003" table:display="true" table:show-details="true"/>
                <table:data-pilot-member table:name="CB004" table:display="true" table:show-details="true"/>
                <table:data-pilot-member table:name="CB005" table:display="true" table:show-details="true"/>
                <table:data-pilot-member table:name="CB006" table:display="true" table:show-details="true"/>
                <table:data-pilot-member table:name="CB007" table:display="true" table:show-details="true"/>
                <table:data-pilot-member table:name="CB008" table:display="true" table:show-details="true"/>
                <table:data-pilot-member table:name="CB009" table:display="true" table:show-details="true"/>
                <table:data-pilot-member table:name="CB011" table:display="true" table:show-details="true"/>
                <table:data-pilot-member table:name="CB012" table:display="true" table:show-details="true"/>
                <table:data-pilot-member table:name="CB013" table:display="true" table:show-details="true"/>
                <table:data-pilot-member table:name="CB014" table:display="true" table:show-details="true"/>
                <table:data-pilot-member table:name="CB015" table:display="true" table:show-details="true"/>
                <table:data-pilot-member table:name="CB018" table:display="true" table:show-details="true"/>
                <table:data-pilot-member table:name="CB019" table:display="true" table:show-details="true"/>
                <table:data-pilot-member table:name="CB020" table:display="true" table:show-details="true"/>
                <table:data-pilot-member table:name="CB022" table:display="true" table:show-details="true"/>
                <table:data-pilot-member table:name="CB023" table:display="true" table:show-details="true"/>
                <table:data-pilot-member table:name="CB024" table:display="true" table:show-details="true"/>
                <table:data-pilot-member table:name="CB025" table:display="true" table:show-details="true"/>
                <table:data-pilot-member table:name="d001" table:display="true" table:show-details="true"/>
                <table:data-pilot-member table:name="d006" table:display="true" table:show-details="true"/>
                <table:data-pilot-member table:name="d007" table:display="true" table:show-details="true"/>
                <table:data-pilot-member table:name="e001" table:display="true" table:show-details="true"/>
                <table:data-pilot-member table:name="e005" table:display="true" table:show-details="true"/>
                <table:data-pilot-member table:name="e020" table:display="true" table:show-details="true"/>
                <table:data-pilot-member table:name="gd05" table:display="true" table:show-details="true"/>
                <table:data-pilot-member table:name="gd06" table:display="true" table:show-details="true"/>
                <table:data-pilot-member table:name="gd07" table:display="true" table:show-details="true"/>
                <table:data-pilot-member table:name="gu14" table:display="true" table:show-details="true"/>
                <table:data-pilot-member table:name="gw01" table:display="true" table:show-details="true"/>
                <table:data-pilot-member table:name="gw02" table:display="true" table:show-details="true"/>
                <table:data-pilot-member table:name="Interdit" table:display="true" table:show-details="true"/>
                <table:data-pilot-member table:name="l003" table:display="true" table:show-details="true"/>
                <table:data-pilot-member table:name="l005" table:display="true" table:show-details="true"/>
                <table:data-pilot-member table:name="l009" table:display="true" table:show-details="true"/>
                <table:data-pilot-member table:name="L016" table:display="true" table:show-details="true"/>
                <table:data-pilot-member table:name="m020" table:display="true" table:show-details="true"/>
                <table:data-pilot-member table:name="Obli-1" table:display="true" table:show-details="true"/>
                <table:data-pilot-member table:name="p001+A213AA216:C240" table:display="true" table:show-details="true"/>
                <table:data-pilot-member table:name="pierrDeFil" table:display="true" table:show-details="true"/>
                <table:data-pilot-member table:name="R015" table:display="true" table:show-details="true"/>
                <table:data-pilot-member table:name="R020" table:display="true" table:show-details="true"/>
                <table:data-pilot-member table:name="r021" table:display="true" table:show-details="true"/>
                <table:data-pilot-member table:name="r022" table:display="true" table:show-details="true"/>
                <table:data-pilot-member table:name="r023" table:display="true" table:show-details="true"/>
                <table:data-pilot-member table:name="r025" table:display="true" table:show-details="true"/>
                <table:data-pilot-member table:name="r027" table:display="true" table:show-details="true"/>
                <table:data-pilot-member table:name="t003" table:display="true" table:show-details="true"/>
                <table:data-pilot-member table:name="t009" table:display="true" table:show-details="true"/>
                <table:data-pilot-member table:name="Tcpoint" table:display="true" table:show-details="true"/>
                <table:data-pilot-member table:name="u014" table:display="true" table:show-details="true"/>
                <table:data-pilot-member table:name="v007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  <table:data-pilot-field-reference table:type="none" table:field-name="Fichier" table:member-type="named" table:member-name="116155-Robespierre-Cabestan-Crèche.dwg"/>
          </table:data-pilot-field>
          <table:data-pilot-field table:source-field-name="" tableooo:display-name="Données" table:is-data-layout-field="true" table:orientation="hidden" table:used-hierarchy="-1" table:function="auto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5" style:display-name="PageStyle_Feuil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E Sébastien</meta:initial-creator>
    <meta:creation-date>2017-05-10T18:54:14</meta:creation-date>
    <dc:date>2017-06-07T17:27:24.879600453</dc:date>
    <meta:generator>LibreOffice/5.3.1.2$Linux_X86_64 LibreOffice_project/30m0$Build-2</meta:generator>
    <meta:editing-duration>PT1H21M38S</meta:editing-duration>
    <meta:editing-cycles>2</meta:editing-cycles>
    <meta:document-statistic meta:table-count="2" meta:cell-count="1660" meta:object-count="0"/>
  </office:meta>
</office:document-meta>
</file>